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DoesNotExistException.DocumentDoesNotExis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oesNotExistException.DocumentDoesNotExis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oesNotExistException.DocumentDoesNotExis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DoesNotExistException.DocumentDoesNotExi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